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795cm"/>
    </style:style>
    <style:style style:name="pr8" style:family="presentation" style:parent-style-name="Default1-outline1">
      <style:graphic-properties fo:min-height="16.321cm"/>
    </style:style>
    <style:style style:name="pr9" style:family="presentation" style:parent-style-name="Default1-outline1">
      <style:graphic-properties draw:auto-grow-height="true" fo:min-height="6.61cm"/>
    </style:style>
    <style:style style:name="pr10" style:family="presentation" style:parent-style-name="Default1-outline1">
      <style:graphic-properties fo:min-height="6.6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.3999996185303pt"/>
    </style:style>
    <style:style style:name="T1" style:family="text">
      <style:text-properties fo:color="#bebeff"/>
    </style:style>
    <style:style style:name="T2" style:family="text">
      <style:text-properties fo:color="#ffffff"/>
    </style:style>
    <style:style style:name="T3" style:family="text">
      <style:text-properties fo:color="#ffd1d1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Tools for Content Creator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brief presentation</text:p>
            <text:p text:style-name="P1">about “git” and “GitHub”</text:p>
            <text:p text:style-name="P1">by</text:p>
            <text:p text:style-name="P1">Peter Camilleri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 have no association with the “git” team, GitHub, Microsoft, any Linux team, or Linus Torvalds.</text:p>
              </text:list-item>
              <text:list-item>
                <text:p>I'm not selling or looking for anything.</text:p>
              </text:list-item>
              <text:list-item>
                <text:p>I merely wish to raise awareness about some free software that I think is useful and beneficial.</text:p>
              </text:list-item>
              <text:list-item>
                <text:p>My target audience is people who create digital content, especially in written form.</text:p>
              </text:list-item>
              <text:list-item>
                <text:p>This is not a course on “git” or GitHub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“git”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is a distributed version-control system for tracking changes in source content during creative development. Originally for coordinating work among programmers, it can be used to track changes in (almost) any set of files. </text:p>
              </text:list-item>
              <text:list-item>
                <text:p>Its goals include speed, data integrity, and support for distributed, non-linear workflow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7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GitHub, Inc. is a US-based global company that provides hosting for software development and version control using “git”. It is part of Microsoft, which acquired the company in 2018.</text:p>
              </text:list-item>
              <text:list-item>
                <text:p>Public repositories have always been free. As of January 2019, GitHub offers unlimited private repositories to all plans, including free accounts.</text:p>
              </text:list-item>
              <text:list-item>
                <text:p>As of 2020, GitHub has <text:s/>40+ million users with than 100 million repositories (and at least 28 million public repositories), making it the largest host of source code in the worl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id “git” come from?</text:p>
          </draw:text-box>
        </draw:frame>
        <draw:frame presentation:style-name="pr8" draw:layer="layout" svg:width="25.199cm" svg:height="16.321cm" svg:x="1.4cm" svg:y="4.914cm" presentation:class="outline" presentation:user-transformed="true">
          <draw:text-box>
            <text:list text:style-name="L2">
              <text:list-item>
                <text:p>Git was initially created by Linus Torvalds, in 2005, for development of the Linux kernel. It was created to allow work on the Linux kernel to proceed.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xisting software packages to do this task were often expensive. Further all were slow and cumbersome. The Linux kernel was so large and complex that something better was needed.</text:span></text:p>
                  </text:list-item>
                </text:list>
              </text:list-item>
            </text:list>
            <text:list text:style-name="L2">
              <text:list-item>
                <text:p><text:span text:style-name="T2">The word “git” in English slang for an old, unpleasant person. </text:span></text:p>
              </text:list-item>
              <text:list-item>
                <text:p><text:span text:style-name="T2">To me, “git” is a productivity booster in line with the old expression “git 'er done!” or “Get it done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es “git” matter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ing content is hard work. Losing that work, and then having to do it all over again is so frustrating!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 2007, my computer hard-drive suddenly failed. It cost nearly $2K to recover the data because I had no backup. All of my code was on that hard-drive.</text:span></text:p>
                  </text:list-item>
                  <text:list-item>
                    <text:p text:style-name="P1"><text:span text:style-name="T1">In 2016, it failed again with very different results.</text:span></text:p>
                  </text:list-item>
                  <text:list-item>
                    <text:p text:style-name="P1"><text:span text:style-name="T1">In 2018, Fred Fernbach gave a talk about Android application development and mentioned that he had lost 10 applications because of hard-drive troubles.</text:span></text:p>
                  </text:list-item>
                </text:list>
              </text:list-item>
            </text:list>
            <text:list text:style-name="L2">
              <text:list-item>
                <text:p><text:span text:style-name="T2">This got me thinking... I need to share this insigh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o I get “git”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it is hosted at: <text:span text:style-name="T3"><text:a xlink:href="https://git-scm.com/">https://git-scm.com/</text:a></text:span> or Google “git”</text:p>
              </text:list-item>
              <text:list-item>
                <text:p>It is available for Linux, Unix, MAC OSX, Windows and Windows Portable. 32 or 64 bit.</text:p>
              </text:list-item>
              <text:list-item>
                <text:p>Yes it is FREE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Info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YouTube Search: </text:p>
              </text:list-item>
              <text:list-item>
                <text:p><text:span text:style-name="T4">https://www.youtube.com/results?search_query=git+tutorial</text:span> </text:p>
              </text:list-item>
            </text:list>
          </draw:text-box>
        </draw:frame>
        <draw:frame presentation:style-name="pr10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Info</text:p>
          </draw:text-box>
        </draw:frame>
        <draw:frame presentation:style-name="pr10" draw:layer="layout" svg:width="25.199cm" svg:height="6.61cm" svg:x="1.4cm" svg:y="4.914cm" presentation:class="outline" presentation:placeholder="true">
          <draw:text-box/>
        </draw:frame>
        <draw:frame presentation:style-name="pr10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Info</text:p>
          </draw:text-box>
        </draw:frame>
        <draw:frame presentation:style-name="pr10" draw:layer="layout" svg:width="25.199cm" svg:height="6.61cm" svg:x="1.4cm" svg:y="4.914cm" presentation:class="outline" presentation:placeholder="true">
          <draw:text-box/>
        </draw:frame>
        <draw:frame presentation:style-name="pr10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Info</text:p>
          </draw:text-box>
        </draw:frame>
        <draw:frame presentation:style-name="pr10" draw:layer="layout" svg:width="25.199cm" svg:height="6.61cm" svg:x="1.4cm" svg:y="4.914cm" presentation:class="outline" presentation:placeholder="true">
          <draw:text-box/>
        </draw:frame>
        <draw:frame presentation:style-name="pr10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luewithspiral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20-03-10T15:52:25.30</meta:creation-date>
    <meta:editing-duration>PT8H18M7S</meta:editing-duration>
    <meta:editing-cycles>45</meta:editing-cycles>
    <dc:date>2020-03-11T17:45:17.15</dc:date>
    <dc:creator>Peter Camilleri</dc:creator>
    <meta:generator>OpenOffice/4.1.5$Win32 OpenOffice.org_project/415m1$Build-9789</meta:generator>
    <meta:document-statistic meta:object-count="102"/>
  </office:meta>
</office:document-meta>
</file>